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1C2C02E34A5DFA9B014.png" manifest:media-type="image/png"/>
  <manifest:file-entry manifest:full-path="Pictures/10000201000001E5000001E555376C6985978053.png" manifest:media-type="image/png"/>
  <manifest:file-entry manifest:full-path="Pictures/10000468000032200000322051B013BF16C622B1.svg" manifest:media-type="image/svg+xml"/>
  <manifest:file-entry manifest:full-path="Pictures/100006250000340F0000340F4C5B82708FFBB11B.svg" manifest:media-type="image/svg+xml"/>
  <manifest:file-entry manifest:full-path="Pictures/1000096600002ACA00002ACA4817784B3259CE3B.svg" manifest:media-type="image/svg+xml"/>
  <manifest:file-entry manifest:full-path="Pictures/100003BE00002E7F00002E7F55AFD5269404576E.svg" manifest:media-type="image/svg+xml"/>
  <manifest:file-entry manifest:full-path="Pictures/10000201000001F8000001F8F53CAAAE25138187.png" manifest:media-type="image/png"/>
  <manifest:file-entry manifest:full-path="Pictures/100002010000019E0000019ECE0CB35A6F7D69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6.6785in" fo:margin-left="0.0201in" table:align="left"/>
    </style:style>
    <style:style style:name="Tableau2.A" style:family="table-column">
      <style:table-column-properties style:column-width="0.4396in"/>
    </style:style>
    <style:style style:name="Tableau2.B" style:family="table-column">
      <style:table-column-properties style:column-width="6.2389in"/>
    </style:style>
    <style:style style:name="Tableau2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au2.B1" style:family="table-cell">
      <style:table-cell-properties fo:padding="0.0382in" fo:border="0.05pt solid #b2b2b2"/>
    </style:style>
    <style:style style:name="Tableau2.A2" style:family="table-cell">
      <style:table-cell-properties fo:padding="0.0382in" fo:border-left="0.05pt solid #b2b2b2" fo:border-right="none" fo:border-top="none" fo:border-bottom="0.05pt solid #b2b2b2"/>
    </style:style>
    <style:style style:name="Tableau2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au3" style:family="table">
      <style:table-properties style:width="6.6785in" fo:margin-left="0.0201in" table:align="left"/>
    </style:style>
    <style:style style:name="Tableau3.A" style:family="table-column">
      <style:table-column-properties style:column-width="0.6889in"/>
    </style:style>
    <style:style style:name="Tableau3.B" style:family="table-column">
      <style:table-column-properties style:column-width="5.9896in"/>
    </style:style>
    <style:style style:name="Tableau3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au3.B1" style:family="table-cell">
      <style:table-cell-properties fo:padding="0.0382in" fo:border="0.05pt solid #b2b2b2"/>
    </style:style>
    <style:style style:name="Tableau3.A2" style:family="table-cell">
      <style:table-cell-properties fo:padding="0.0382in" fo:border-left="0.05pt solid #b2b2b2" fo:border-right="none" fo:border-top="none" fo:border-bottom="0.05pt solid #b2b2b2"/>
    </style:style>
    <style:style style:name="Tableau3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au1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2.1875in" style:rel-column-width="21418*"/>
    </style:style>
    <style:style style:name="Tableau1.B" style:family="table-column">
      <style:table-column-properties style:column-width="0.3764in" style:rel-column-width="3685*"/>
    </style:style>
    <style:style style:name="Tableau1.C" style:family="table-column">
      <style:table-column-properties style:column-width="1.684in" style:rel-column-width="16489*"/>
    </style:style>
    <style:style style:name="Tableau1.D" style:family="table-column">
      <style:table-column-properties style:column-width="0.4396in" style:rel-column-width="4304*"/>
    </style:style>
    <style:style style:name="Tableau1.E" style:family="table-column">
      <style:table-column-properties style:column-width="1.5625in" style:rel-column-width="15299*"/>
    </style:style>
    <style:style style:name="Tableau1.F" style:family="table-column">
      <style:table-column-properties style:column-width="0.4431in" style:rel-column-width="4340*"/>
    </style:style>
    <style:style style:name="Tableau1.A1" style:family="table-cell">
      <style:table-cell-properties fo:padding="0.0382in" fo:border-left="0.5pt solid #b2b2b2" fo:border-right="none" fo:border-top="0.5pt solid #b2b2b2" fo:border-bottom="none"/>
    </style:style>
    <style:style style:name="Tableau1.C1" style:family="table-cell">
      <style:table-cell-properties fo:padding="0.0382in" fo:border-left="0.5pt solid #b2b2b2" fo:border-right="0.5pt solid #b2b2b2" fo:border-top="0.5pt solid #b2b2b2" fo:border-bottom="none"/>
    </style:style>
    <style:style style:name="Tableau1.E1" style:family="table-cell">
      <style:table-cell-properties fo:padding="0.0382in" fo:border-left="none" fo:border-right="0.5pt solid #b2b2b2" fo:border-top="0.5pt solid #b2b2b2" fo:border-bottom="none"/>
    </style:style>
    <style:style style:name="Tableau1.2" style:family="table-row">
      <style:table-row-properties fo:background-color="transparent" fo:keep-together="auto">
        <style:background-image/>
      </style:table-row-properties>
    </style:style>
    <style:style style:name="Tableau1.A2" style:family="table-cell">
      <style:table-cell-properties fo:padding="0.0382in" fo:border-left="0.5pt solid #b2b2b2" fo:border-right="none" fo:border-top="none" fo:border-bottom="0.5pt solid #b2b2b2"/>
    </style:style>
    <style:style style:name="Tableau1.B2" style:family="table-cell">
      <style:table-cell-properties style:vertical-align="" fo:background-color="transparent" fo:padding="0.0382in" fo:border-left="none" fo:border-right="none" fo:border-top="none" fo:border-bottom="0.5pt solid #b2b2b2" style:writing-mode="lr-tb">
        <style:background-image/>
      </style:table-cell-properties>
    </style:style>
    <style:style style:name="Tableau1.D2" style:family="table-cell">
      <style:table-cell-properties fo:padding="0.0382in" fo:border-left="none" fo:border-right="0.5pt solid #b2b2b2" fo:border-top="none" fo:border-bottom="0.5pt solid #b2b2b2"/>
    </style:style>
    <style:style style:name="Tableau1.E2" style:family="table-cell">
      <style:table-cell-properties fo:padding="0.0382in" fo:border-left="none" fo:border-right="none" fo:border-top="none" fo:border-bottom="0.5pt solid #b2b2b2"/>
    </style:style>
    <style:style style:name="Tableau1.F2" style:family="table-cell">
      <style:table-cell-properties fo:padding="0.0382in" fo:border-left="none" fo:border-right="0.5pt solid #b2b2b2" fo:border-top="none" fo:border-bottom="0.5pt solid #b2b2b2"/>
    </style:style>
    <style:style style:name="P1" style:family="paragraph" style:parent-style-name="Standard">
      <style:paragraph-properties fo:text-align="center" style:justify-single-word="false"/>
      <style:text-properties officeooo:paragraph-rsid="0098f507"/>
    </style:style>
    <style:style style:name="P2" style:family="paragraph" style:parent-style-name="Standard">
      <style:paragraph-properties fo:text-align="center" style:justify-single-word="false"/>
      <style:text-properties fo:color="#f04e4d" fo:font-size="10pt" fo:font-weight="bold" officeooo:rsid="00930c46" officeooo:paragraph-rsid="009956b5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8pt" officeooo:paragraph-rsid="00a4c96f" style:font-size-asian="8pt" style:font-size-complex="8pt"/>
    </style:style>
    <style:style style:name="P4" style:family="paragraph" style:parent-style-name="Standard">
      <style:text-properties fo:font-size="8pt" fo:font-weight="bold" officeooo:rsid="00930c46" officeooo:paragraph-rsid="00a4c96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62626" style:font-name="Calibri" fo:font-size="8pt" fo:font-style="normal" fo:font-weight="normal" officeooo:rsid="00930c46" officeooo:paragraph-rsid="00a68e4e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62626" style:font-name="Calibri" fo:font-size="8pt" fo:language="en" fo:country="US" fo:font-style="italic" fo:font-weight="normal" officeooo:rsid="00930c46" officeooo:paragraph-rsid="00a4c96f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text-properties fo:color="#000000" style:font-name="Noto Sans" fo:font-size="8pt" officeooo:rsid="00930c46" officeooo:paragraph-rsid="00930c46" style:font-size-asian="8pt" style:font-size-complex="8pt"/>
    </style:style>
    <style:style style:name="P8" style:family="paragraph" style:parent-style-name="Standard">
      <style:text-properties fo:color="#000000" style:font-name="Noto Sans" fo:font-size="8pt" officeooo:rsid="00930c46" officeooo:paragraph-rsid="0093cd67" style:font-size-asian="8pt" style:font-size-complex="8pt"/>
    </style:style>
    <style:style style:name="P9" style:family="paragraph" style:parent-style-name="Standard">
      <style:text-properties fo:color="#000000" style:font-name="Noto Sans" fo:font-size="8pt" officeooo:rsid="0093cd67" officeooo:paragraph-rsid="0093cd67" style:font-size-asian="8pt" style:font-size-complex="8pt"/>
    </style:style>
    <style:style style:name="P10" style:family="paragraph" style:parent-style-name="Standard">
      <style:text-properties style:font-name="Noto Sans"/>
    </style:style>
    <style:style style:name="P11" style:family="paragraph" style:parent-style-name="Standard">
      <style:text-properties style:font-name="Noto Sans" officeooo:rsid="00930c46" officeooo:paragraph-rsid="00930c46"/>
    </style:style>
    <style:style style:name="P12" style:family="paragraph" style:parent-style-name="Standard">
      <style:text-properties style:font-name="Noto Sans" fo:font-size="8pt" officeooo:paragraph-rsid="009e039e" style:font-size-asian="8pt" style:font-size-complex="8pt"/>
    </style:style>
    <style:style style:name="P13" style:family="paragraph" style:parent-style-name="Standard">
      <style:text-properties style:font-name="Noto Sans" fo:font-size="8pt" officeooo:paragraph-rsid="00930c46" style:font-size-asian="8pt" style:font-size-complex="8pt"/>
    </style:style>
    <style:style style:name="P14" style:family="paragraph" style:parent-style-name="Standard">
      <style:text-properties style:font-name="Noto Sans" fo:font-size="8pt" officeooo:rsid="009e039e" officeooo:paragraph-rsid="009e039e" style:font-size-asian="8pt" style:font-size-complex="8pt"/>
    </style:style>
    <style:style style:name="P15" style:family="paragraph" style:parent-style-name="Standard">
      <style:paragraph-properties fo:line-height="100%"/>
      <style:text-properties style:font-name="Noto Sans" fo:font-size="8pt" officeooo:rsid="0095cd49" officeooo:paragraph-rsid="0095cd49" style:font-size-asian="8pt" style:font-size-complex="8pt"/>
    </style:style>
    <style:style style:name="P16" style:family="paragraph" style:parent-style-name="Standard">
      <style:paragraph-properties fo:line-height="100%"/>
      <style:text-properties style:font-name="Noto Sans" fo:font-size="8pt" officeooo:rsid="0095cd49" officeooo:paragraph-rsid="009d083f" style:font-size-asian="8pt" style:font-size-complex="8pt"/>
    </style:style>
    <style:style style:name="P17" style:family="paragraph" style:parent-style-name="Standard">
      <style:text-properties style:font-name="Noto Sans" fo:font-size="8pt" officeooo:rsid="0093cd67" officeooo:paragraph-rsid="0093cd67" style:font-size-asian="8pt" style:font-size-complex="8pt"/>
    </style:style>
    <style:style style:name="P18" style:family="paragraph" style:parent-style-name="Standard">
      <style:text-properties style:font-name="Noto Sans" fo:font-size="8pt" officeooo:paragraph-rsid="0093cd67" style:font-size-asian="8pt" style:font-size-complex="8pt"/>
    </style:style>
    <style:style style:name="P19" style:family="paragraph" style:parent-style-name="Standard">
      <style:text-properties style:font-name="Noto Sans" officeooo:paragraph-rsid="00930c46"/>
    </style:style>
    <style:style style:name="P20" style:family="paragraph" style:parent-style-name="Standard">
      <style:text-properties style:font-name="Noto Sans" fo:language="en" fo:country="US" officeooo:rsid="00930c46" officeooo:paragraph-rsid="00930c46"/>
    </style:style>
    <style:style style:name="P21" style:family="paragraph" style:parent-style-name="Title">
      <style:paragraph-properties fo:text-align="start" style:justify-single-word="false"/>
      <style:text-properties fo:font-size="8pt" fo:font-weight="normal" officeooo:rsid="009956b5" officeooo:paragraph-rsid="009956b5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style:text-blinking="false" fo:background-color="transparent" style:font-size-asian="8pt" style:font-size-complex="8pt"/>
    </style:style>
    <style:style style:name="P2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95cd49" officeooo:paragraph-rsid="0095cd49" style:text-blinking="false" fo:background-color="transparent" style:font-size-asian="8pt" style:font-size-complex="8pt"/>
    </style:style>
    <style:style style:name="P2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95cd49" officeooo:paragraph-rsid="0098f507" style:text-blinking="false" fo:background-color="transparent" style:font-size-asian="8pt" style:font-size-complex="8pt"/>
    </style:style>
    <style:style style:name="P25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97428c" officeooo:paragraph-rsid="0097428c" style:text-blinking="false" fo:background-color="transparent" style:font-size-asian="8pt" style:font-size-complex="8pt"/>
    </style:style>
    <style:style style:name="P2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98f507" officeooo:paragraph-rsid="0098f507" style:text-blinking="false" fo:background-color="transparent" style:font-size-asian="8pt" style:font-size-complex="8pt"/>
    </style:style>
    <style:style style:name="P2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93cd67" officeooo:paragraph-rsid="0093cd67" style:text-blinking="false" fo:background-color="transparent" style:font-size-asian="8pt" style:font-size-complex="8pt"/>
    </style:style>
    <style:style style:name="P2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Noto Sans" fo:font-size="8pt" fo:font-style="normal" style:text-underline-style="none" fo:font-weight="normal" officeooo:rsid="00c02c75" officeooo:paragraph-rsid="00c02c75" style:text-blinking="false" fo:background-color="transparent" style:font-size-asian="8pt" style:font-weight-asian="bold" style:font-name-complex="Mangal" style:font-size-complex="8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officeooo:paragraph-rsid="0098f507"/>
    </style:style>
    <style:style style:name="P30" style:family="paragraph" style:parent-style-name="Text_20_body">
      <style:paragraph-properties fo:line-height="100%" fo:text-align="start" style:justify-single-word="false"/>
      <style:text-properties officeooo:paragraph-rsid="0095cd49"/>
    </style:style>
    <style:style style:name="P31" style:family="paragraph" style:parent-style-name="Heading_20_2">
      <style:text-properties fo:color="#3399ff" style:font-name="Noto Sans" officeooo:paragraph-rsid="009956b5"/>
    </style:style>
    <style:style style:name="P32" style:family="paragraph" style:parent-style-name="Heading_20_2">
      <style:text-properties fo:color="#009900" style:font-name="Noto Sans"/>
    </style:style>
    <style:style style:name="P33" style:family="paragraph" style:parent-style-name="Heading_20_2">
      <style:text-properties fo:color="#ff9900" style:font-name="Noto Sans" officeooo:rsid="00930c46" officeooo:paragraph-rsid="00930c46"/>
    </style:style>
    <style:style style:name="P34" style:family="paragraph" style:parent-style-name="Heading_20_2">
      <style:text-properties fo:color="#990000" style:font-name="Noto Sans"/>
    </style:style>
    <style:style style:name="P35" style:family="paragraph" style:parent-style-name="Heading_20_3">
      <style:paragraph-properties fo:text-align="center" style:justify-single-word="false"/>
      <style:text-properties fo:color="#ff9900" style:font-name="Noto Sans" fo:font-weight="bold" officeooo:rsid="0097428c" officeooo:paragraph-rsid="00c02c75" style:font-weight-asian="bold" style:font-weight-complex="bold"/>
    </style:style>
    <style:style style:name="P36" style:family="paragraph" style:parent-style-name="Heading_20_3">
      <style:paragraph-properties fo:text-align="center" style:justify-single-word="false"/>
      <style:text-properties style:font-name="Noto Sans" officeooo:rsid="00c700dd" officeooo:paragraph-rsid="00c700dd"/>
    </style:style>
    <style:style style:name="P37" style:family="paragraph">
      <style:paragraph-properties fo:text-align="center"/>
    </style:style>
    <style:style style:name="P38" style:family="paragraph">
      <loext:graphic-properties draw:fill-color="#66ccff"/>
    </style:style>
    <style:style style:name="P39" style:family="paragraph">
      <loext:graphic-properties draw:fill-color="#3399ff"/>
    </style:style>
    <style:style style:name="P40" style:family="paragraph">
      <style:paragraph-properties fo:text-align="center"/>
      <style:text-properties fo:font-size="12pt"/>
    </style:style>
    <style:style style:name="P41" style:family="paragraph">
      <loext:graphic-properties draw:fill-color="#ff9900"/>
      <style:paragraph-properties fo:text-align="center"/>
      <style:text-properties fo:font-size="12pt"/>
    </style:style>
    <style:style style:name="T1" style:family="text">
      <style:text-properties fo:color="#0c0c0c" style:font-name="Calibri1" fo:font-size="12pt" fo:font-weight="bold" officeooo:rsid="009956b5" style:font-size-asian="12pt" style:font-weight-asian="bold" style:font-size-complex="12pt" style:font-weight-complex="bold"/>
    </style:style>
    <style:style style:name="T2" style:family="text">
      <style:text-properties fo:color="#0c0c0c" style:font-name="Calibri1" fo:font-size="12pt" fo:font-weight="bold" officeooo:rsid="00930c46" style:font-size-asian="12pt" style:font-weight-asian="bold" style:font-size-complex="12pt" style:font-weight-complex="bold"/>
    </style:style>
    <style:style style:name="T3" style:family="text">
      <style:text-properties fo:color="#0c0c0c" style:font-name="Calibri1" fo:font-size="12pt" fo:font-weight="bold" officeooo:rsid="008024c3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30c46" style:font-weight-asian="bold" style:font-weight-complex="bold"/>
    </style:style>
    <style:style style:name="T6" style:family="text">
      <style:text-properties fo:font-weight="bold" officeooo:rsid="0008de43" style:font-weight-asian="bold" style:font-weight-complex="bold"/>
    </style:style>
    <style:style style:name="T7" style:family="text">
      <style:text-properties fo:font-weight="bold" officeooo:rsid="0093cd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30c46" style:font-weight-asian="normal" style:font-weight-complex="normal"/>
    </style:style>
    <style:style style:name="T10" style:family="text">
      <style:text-properties fo:font-weight="normal" officeooo:rsid="009c07ac" style:font-weight-asian="normal" style:font-weight-complex="normal"/>
    </style:style>
    <style:style style:name="T11" style:family="text">
      <style:text-properties fo:font-weight="normal" officeooo:rsid="0093cd67" style:font-weight-asian="normal" style:font-weight-complex="normal"/>
    </style:style>
    <style:style style:name="T12" style:family="text">
      <style:text-properties fo:font-weight="normal" officeooo:rsid="009ffdda" style:font-weight-asian="normal" style:font-weight-complex="normal"/>
    </style:style>
    <style:style style:name="T13" style:family="text">
      <style:text-properties officeooo:rsid="009a08f7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officeooo:rsid="00a23806"/>
    </style:style>
    <style:style style:name="T17" style:family="text">
      <style:text-properties officeooo:rsid="0099fe34"/>
    </style:style>
    <style:style style:name="T18" style:family="text">
      <style:text-properties officeooo:rsid="00b73639"/>
    </style:style>
    <style:style style:name="T19" style:family="text">
      <style:text-properties officeooo:rsid="00b7edab"/>
    </style:style>
    <style:style style:name="T20" style:family="text">
      <style:text-properties officeooo:rsid="00b8a13e"/>
    </style:style>
    <style:style style:name="T21" style:family="text">
      <style:text-properties officeooo:rsid="00a99443"/>
    </style:style>
    <style:style style:name="T22" style:family="text">
      <style:text-properties officeooo:rsid="00aa1c58"/>
    </style:style>
    <style:style style:name="T23" style:family="text">
      <style:text-properties officeooo:rsid="009ca21b"/>
    </style:style>
    <style:style style:name="T24" style:family="text">
      <style:text-properties fo:color="#3399ff" fo:font-size="9pt" fo:font-style="normal" fo:font-weight="bold" officeooo:rsid="00930c46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fo:color="#3399ff" fo:font-size="9pt" fo:font-style="normal" fo:font-weight="bold" officeooo:rsid="0093cd67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color="#009900" fo:font-size="9pt" fo:font-style="normal" fo:font-weight="bold" officeooo:rsid="0008de43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7" style:family="text">
      <style:text-properties fo:color="#009900" fo:font-size="9pt" fo:font-style="normal" fo:font-weight="bold" officeooo:rsid="00930c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fo:color="#ff9900" fo:font-weight="bold" style:font-weight-asian="bold" style:font-weight-complex="bold"/>
    </style:style>
    <style:style style:name="T29" style:family="text">
      <style:text-properties fo:color="#ff9900" fo:font-weight="bold" officeooo:rsid="0098f507" style:font-weight-asian="bold" style:font-weight-complex="bold"/>
    </style:style>
    <style:style style:name="T30" style:family="text">
      <style:text-properties fo:color="#3f3f3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officeooo:rsid="008a8619"/>
    </style:style>
    <style:style style:name="T32" style:family="text">
      <style:text-properties officeooo:rsid="0093cd67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bbbeb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3cd67" style:text-blinking="false" fo:background-color="transparent" loext:char-shading-value="0" style:font-weight-asian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be24bf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e9c70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bold" officeooo:rsid="00bbbeba" style:text-blinking="false" fo:background-color="transparent" loext:char-shading-value="0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9e039e"/>
    </style:style>
    <style:style style:name="T44" style:family="text">
      <style:text-properties style:text-underline-style="solid" style:text-underline-width="auto" style:text-underline-color="font-color" fo:font-weight="normal" officeooo:rsid="00bfc7de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officeooo:rsid="00c55969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93cd67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530a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3cd6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cda28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09530a3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normal" officeooo:rsid="009530a3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a424b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none" fo:font-weight="bold" officeooo:rsid="009530a3" style:font-style-asian="normal" style:font-weight-asian="bold" style:font-style-complex="normal" style:font-weight-complex="bold"/>
    </style:style>
    <style:style style:name="T60" style:family="text">
      <style:text-properties fo:color="#000000" fo:font-size="9pt" fo:font-style="normal" fo:font-weight="bold" officeooo:rsid="00930c46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color="#000000" fo:font-size="9pt" fo:font-style="normal" fo:font-weight="normal" officeooo:rsid="00930c46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style:font-name="Noto Sans" fo:font-weight="normal" officeooo:rsid="0095cd49"/>
    </style:style>
    <style:style style:name="T63" style:family="text">
      <style:text-properties officeooo:rsid="009e039e"/>
    </style:style>
    <style:style style:name="T64" style:family="text">
      <style:text-properties officeooo:rsid="00ace904"/>
    </style:style>
    <style:style style:name="T65" style:family="text">
      <style:text-properties officeooo:rsid="00adb265"/>
    </style:style>
    <style:style style:name="T66" style:family="text">
      <style:text-properties officeooo:rsid="00ae01a3"/>
    </style:style>
    <style:style style:name="T67" style:family="text">
      <style:text-properties officeooo:rsid="00b16536"/>
    </style:style>
    <style:style style:name="T68" style:family="text">
      <style:text-properties officeooo:rsid="00b595c8"/>
    </style:style>
    <style:style style:name="T69" style:family="text">
      <style:text-properties officeooo:rsid="00b9bec7"/>
    </style:style>
    <style:style style:name="T70" style:family="text">
      <style:text-properties officeooo:rsid="00bfc7de"/>
    </style:style>
    <style:style style:name="T71" style:family="text">
      <style:text-properties style:font-name="Noto Sans"/>
    </style:style>
    <style:style style:name="T72" style:family="text">
      <style:text-properties officeooo:rsid="00c55969"/>
    </style:style>
    <style:style style:name="T73" style:family="text">
      <style:text-properties officeooo:rsid="00d3ba51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9e039e"/>
    </style:style>
    <style:style style:name="T76" style:family="text">
      <style:text-properties style:text-underline-style="none" fo:font-weight="bold" style:font-weight-asian="bold" style:font-weight-complex="bold"/>
    </style:style>
    <style:style style:name="T77" style:family="text">
      <style:text-properties style:text-underline-style="none" fo:font-weight="bold" officeooo:rsid="009e039e" style:font-weight-asian="bold" style:font-weight-complex="bold"/>
    </style:style>
    <style:style style:name="T78" style:family="text">
      <style:text-properties style:text-underline-style="none" fo:font-weight="bold" officeooo:rsid="00c55969" style:font-weight-asian="bold" style:font-weight-complex="bold"/>
    </style:style>
    <style:style style:name="T79" style:family="text">
      <style:text-properties style:text-underline-style="none" fo:font-weight="bold" officeooo:rsid="00bfc7de" style:font-weight-asian="bold" style:font-weight-complex="bold"/>
    </style:style>
    <style:style style:name="T80" style:family="text">
      <style:text-properties style:text-underline-style="none" officeooo:rsid="00c55969"/>
    </style:style>
    <style:style style:name="T81" style:family="text">
      <style:text-properties style:text-underline-style="none" fo:font-weight="normal" officeooo:rsid="00bfc7de" style:font-weight-asian="normal" style:font-weight-complex="normal"/>
    </style:style>
    <style:style style:name="T82" style:family="text">
      <style:text-properties fo:font-style="italic" fo:font-weight="bold" officeooo:rsid="0093cd67" style:font-style-asian="italic" style:font-weight-asian="bold" style:font-style-complex="italic" style:font-weight-complex="bold"/>
    </style:style>
    <style:style style:name="T83" style:family="text">
      <style:text-properties fo:font-style="italic" style:text-underline-style="solid" style:text-underline-width="auto" style:text-underline-color="font-color" fo:font-weight="bold" officeooo:rsid="0093cd67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solid" style:text-underline-width="auto" style:text-underline-color="font-color" fo:font-weight="normal" officeooo:rsid="0093cd67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20%" draw:green="60%" draw:blue="10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10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50%" draw:green="0%" draw:blue="0%" draw:gamma="100%" draw:color-inversion="false" draw:image-opacity="100%" draw:color-mode="standard"/>
    </style:style>
    <style:style style:name="gr1" style:family="graphic">
      <style:graphic-properties svg:stroke-width="0.0193in" svg:stroke-color="#3399ff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9900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3in" svg:stroke-color="#0099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3in" svg:stroke-color="#ff9900" draw:marker-start-width="0.1681in" draw:marker-end-width="0.1681in" draw:fill-color="#ff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2.4354in" fo:min-width="1.0327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ffffff" draw:fill-color="#3399ff" draw:textarea-horizontal-align="justify" draw:textarea-vertical-align="middle" draw:auto-grow-height="false" fo:min-height="1.2138in" fo:min-width="1.931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<draw:frame draw:style-name="fr1" draw:name="eduction_picture" text:anchor-type="paragraph" svg:x="0.1236in" svg:y="0.1016in" svg:width="0.3154in" svg:height="0.3154in" draw:z-index="0"><draw:image xlink:href="Pictures/10000468000032200000322051B013BF16C622B1.svg" xlink:type="simple" xlink:show="embed" xlink:actuate="onLoad" loext:mime-type="image/svg+xml"/><draw:image xlink:href="Pictures/10000201000001E5000001E555376C6985978053.png" xlink:type="simple" xlink:show="embed" xlink:actuate="onLoad"/></draw:frame><draw:line text:anchor-type="paragraph" draw:z-index="2" draw:name="Forme4" draw:style-name="gr1" draw:text-style-name="P37" svg:x1="1.7319in" svg:y1="0.2902in" svg:x2="6.7083in" svg:y2="0.2819in"><text:p/></draw:line>Education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2020</text:p>
          </table:table-cell>
          <table:table-cell table:style-name="Tableau2.B1" office:value-type="string">
            <text:p text:style-name="P10"><text:span text:style-name="T25">Web Developer Bootcamp</text:span>, <text:span text:style-name="T32">taught by </text:span><text:span text:style-name="T48">Colt Steele</text:span><text:span text:style-name="T11">, Udemy</text:span></text:p>
            <text:p text:style-name="P17"><text:span text:style-name="T8">~50 hour video course </text:span><text:span text:style-name="T12">teaching</text:span><text:span text:style-name="T8"> a wide </text:span><text:span text:style-name="T12">array</text:span><text:span text:style-name="T8"> of web-dev </text:span><text:span text:style-name="T12">skills</text:span><text:span text:style-name="T8">:</text:span></text:p>
            <text:p text:style-name="P18"><text:span text:style-name="T11">- </text:span><text:bookmark text:name="docs-internal-guid-062e8781-7fff-1b11-ef2c-274e641a676a1"/><text:span text:style-name="T40">Front-End</text:span><text:span text:style-name="T35"> </text:span><text:span text:style-name="T36">d</text:span><text:span text:style-name="T35">evelopment: HTML, CSS, JavaScript, </text:span><text:span text:style-name="T33">Bootstrap</text:span><text:span text:style-name="T35">, </text:span><text:span text:style-name="T33">jQuery</text:span><text:span text:style-name="T35">.</text:span></text:p>
            <text:p text:style-name="P18"><text:span text:style-name="T35">- </text:span><text:bookmark text:name="docs-internal-guid-b2abaf05-7fff-5adc-35ff-ff4925a0861c1"/><text:span text:style-name="T40">Back-</text:span><text:span text:style-name="T41">E</text:span><text:span text:style-name="T40">nd</text:span><text:span text:style-name="T35"> technologies: RESTful routing (</text:span><text:span text:style-name="T33">NodeJs</text:span><text:span text:style-name="T39">,</text:span><text:span text:style-name="T35"> Express), data preservation </text:span><text:span text:style-name="T38">and</text:span><text:span text:style-name="T35"> association (</text:span><text:span text:style-name="T33">MongoDB</text:span><text:span text:style-name="T39">,</text:span><text:span text:style-name="T35"> mongoose), user authentication &amp; authorization (Passport).</text:span></text:p>
            <text:p text:style-name="P18"><text:span text:style-name="T35">- </text:span><text:bookmark text:name="docs-internal-guid-e0b34f46-7fff-dc53-0aa8-8c7a6ce3e2591"/><text:span text:style-name="T35">Hands-on experience </text:span><text:span text:style-name="T37">gained </text:span><text:span text:style-name="T35">through </text:span><text:span text:style-name="T39">multiple project assignments</text:span><text:span text:style-name="T35">.</text:span></text:p>
          </table:table-cell>
        </table:table-row>
        <table:table-row>
          <table:table-cell table:style-name="Tableau2.A2" office:value-type="string">
            <text:p text:style-name="P11">2018</text:p>
          </table:table-cell>
          <table:table-cell table:style-name="Tableau2.B2" office:value-type="string">
            <text:p text:style-name="P10"><text:span text:style-name="T24">B.Sc in Electrical Engineering</text:span><text:span text:style-name="T30">, </text:span><text:span text:style-name="T60">Technion, Israel Institute of Technology</text:span><text:span text:style-name="T61">, Haifa</text:span></text:p>
            <text:p text:style-name="P7"><text:span text:style-name="T49">- </text:span><text:span text:style-name="T55">Majors</text:span><text:span text:style-name="T49">: Signal and Image Processing, Computers </text:span><text:span text:style-name="T52">and</text:span><text:span text:style-name="T49"> Control Systems.</text:span></text:p>
            <text:p text:style-name="P8"><text:span text:style-name="T49">- </text:span><text:span text:style-name="T55">Final Project A</text:span><text:span text:style-name="T47"> </text:span><text:span text:style-name="T49">- “EEG Signal Analysis for Epileptic Seizure Detection”</text:span></text:p>
            <text:p text:style-name="P8"><text:span text:style-name="T50">A </text:span><text:span text:style-name="T56">spe</text:span><text:span text:style-name="T57">c</text:span><text:span text:style-name="T56">trum analyzer</text:span><text:span text:style-name="T50"> using </text:span><text:span text:style-name="T59">STFT</text:span><text:span text:style-name="T50">. </text:span><text:span text:style-name="T51">I</text:span><text:span text:style-name="T49">n collaboration with </text:span><text:span text:style-name="T58">Cornell</text:span><text:span text:style-name="T49"> Medical Center, NY.</text:span></text:p>
            <text:p text:style-name="P7"><text:span text:style-name="T49">- </text:span><text:span text:style-name="T55">Final Project B</text:span><text:span text:style-name="T47"> </text:span><text:span text:style-name="T49">- “Genre Classification of Songs Using MLP &amp; Deep Learning Techniques”</text:span></text:p>
            <text:p text:style-name="P9"><text:span text:style-name="T49">A deep </text:span><text:span text:style-name="T56">NN</text:span><text:span text:style-name="T49"> </text:span><text:span text:style-name="T50">implementing advanced theory (</text:span><text:span text:style-name="T56">regularization</text:span><text:span text:style-name="T50"> techniques, pooling, momentum, dual-architecture).</text:span></text:p>
          </table:table-cell>
        </table:table-row>
      </table:table>
      <text:h text:style-name="P32" text:outline-level="2"><draw:frame draw:style-name="fr2" draw:name="experiences_picture" text:anchor-type="paragraph" svg:x="0.1063in" svg:y="0.122in" svg:width="0.3154in" svg:height="0.3154in" draw:z-index="1"><draw:image xlink:href="Pictures/100006250000340F0000340F4C5B82708FFBB11B.svg" xlink:type="simple" xlink:show="embed" xlink:actuate="onLoad" loext:mime-type="image/svg+xml"/><draw:image xlink:href="Pictures/10000201000001F8000001F8F53CAAAE25138187.png" xlink:type="simple" xlink:show="embed" xlink:actuate="onLoad"/></draw:frame><draw:line text:anchor-type="paragraph" draw:z-index="8" draw:name="Forme4" draw:style-name="gr5" draw:text-style-name="P40" svg:x1="1.7492in" svg:y1="0.2827in" svg:x2="6.6976in" svg:y2="0.2744in"><text:p/></draw:line>EXPERIENC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18-2019</text:p>
          </table:table-cell>
          <table:table-cell table:style-name="Tableau3.B1" office:value-type="string">
            <text:p text:style-name="P19"><text:span text:style-name="T26">Firmware Engineer</text:span>, <text:span text:style-name="T6">SAMSUNG Semiconductors (SIRC)</text:span></text:p>
            <text:p text:style-name="P12">- <text:span text:style-name="T63">D</text:span>evelop<text:span text:style-name="T63">ed</text:span> firmware <text:span text:style-name="T63">for </text:span>camera sensors (in <text:span text:style-name="T4">C</text:span>, for SAMSUNG products and other phone vendors-contractors).</text:p>
            <text:p text:style-name="P13">- <text:span text:style-name="T63">Assumed</text:span> responsib<text:span text:style-name="T64">i</text:span>l<text:span text:style-name="T63">ity</text:span> <text:span text:style-name="T65">for</text:span> releases of thoroughly tested, high-quality code distributed to an enormous user base - <text:span text:style-name="T77">TDD</text:span><text:span text:style-name="T63"> </text:span>using GTest (C++).</text:p>
            <text:p text:style-name="P13">- <text:span text:style-name="T63">Gained f</text:span>amiliar<text:span text:style-name="T66">ity</text:span> with <text:span text:style-name="T76">event-driven</text:span> code, managing <text:span text:style-name="T63">and handling </text:span>interrupt signals.</text:p>
          </table:table-cell>
        </table:table-row>
        <table:table-row>
          <table:table-cell table:style-name="Tableau3.A2" office:value-type="string">
            <text:p text:style-name="P20">2015-2018</text:p>
          </table:table-cell>
          <table:table-cell table:style-name="Tableau3.B2" office:value-type="string">
            <text:p text:style-name="P19"><text:span text:style-name="T26">Software &amp; Firmware </text:span><text:span text:style-name="T27">Developer</text:span>, <text:span text:style-name="T5">IDF Intelligence Corps</text:span></text:p>
            <text:p text:style-name="P14">- Selected for technical aptitude from within the engineering students group.</text:p>
            <text:p text:style-name="P14">- Developed a sensor application built with both VHDL firmware, and software <text:span text:style-name="T72">written in C# and </text:span><text:span text:style-name="T78">Python</text:span>.</text:p>
            <text:p text:style-name="P14">- Utilized signal processing methods for data sampling and reconstruction in <text:span text:style-name="T76">real time sub-nyquist</text:span> systems.</text:p>
            <text:p text:style-name="P14">- Added <text:span text:style-name="T76">machine learning</text:span> solutions for classification of data gathered by sensors.</text:p>
            <text:p text:style-name="P14">- Experimented with <text:span text:style-name="T76">computer vision</text:span> technologies to extract additional data from existing systems.</text:p>
            <text:p text:style-name="P14">- Introduced a <text:span text:style-name="T76">NoSQL</text:span> server for storing &amp; querying a big database.</text:p>
          </table:table-cell>
        </table:table-row>
      </table:table>
      <text:h text:style-name="P33" text:outline-level="2"><draw:frame draw:style-name="fr3" draw:name="skill_piscture" text:anchor-type="paragraph" svg:x="0.1063in" svg:y="0.102in" svg:width="0.3154in" svg:height="0.3154in" draw:z-index="3"><draw:image xlink:href="Pictures/1000096600002ACA00002ACA4817784B3259CE3B.svg" xlink:type="simple" xlink:show="embed" xlink:actuate="onLoad" loext:mime-type="image/svg+xml"/><draw:image xlink:href="Pictures/100002010000019E0000019ECE0CB35A6F7D69A2.png" xlink:type="simple" xlink:show="embed" xlink:actuate="onLoad"/></draw:frame><draw:line text:anchor-type="paragraph" draw:z-index="9" draw:name="Forme4" draw:style-name="gr6" draw:text-style-name="P41" svg:x1="1.2665in" svg:y1="0.2862in" svg:x2="6.7091in" svg:y2="0.2925in"><text:p/></draw:line>skill<text:span text:style-name="T31">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2" office:value-type="string">
            <text:h text:style-name="P35" text:outline-level="3">Fields of Expertise</text:h>
          </table:table-cell>
          <table:covered-table-cell/>
          <table:table-cell table:style-name="Tableau1.C1" table:number-columns-spanned="2" office:value-type="string">
            <text:h text:style-name="P36" text:outline-level="3"><text:span text:style-name="T29">D</text:span><text:span text:style-name="T28">evelopment Tools</text:span></text:h>
          </table:table-cell>
          <table:covered-table-cell/>
          <table:table-cell table:style-name="Tableau1.E1" table:number-columns-spanned="2" office:value-type="string">
            <text:h text:style-name="P35" text:outline-level="3">Languages</text:h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Machine Learning &amp; Neural Networks</text:p>
            <text:p text:style-name="P22">Signal &amp; Image Processing</text:p>
            <text:p text:style-name="P22">Computer Vision (OpenCV)</text:p>
            <text:p text:style-name="P22"><text:span text:style-name="T69">Full-Stack </text:span>Web Development</text:p>
            <text:p text:style-name="P27">FPGA (VHDL)</text:p>
          </table:table-cell>
          <table:table-cell table:style-name="Tableau1.B2" office:value-type="string">
            <text:p text:style-name="P28">★★</text:p>
            <text:p text:style-name="P28">★★★</text:p>
            <text:p text:style-name="P28">★★</text:p>
            <text:p text:style-name="P28">★★</text:p>
            <text:p text:style-name="P28">★★</text:p>
          </table:table-cell>
          <table:table-cell table:style-name="Tableau1.A2" office:value-type="string">
            <text:p text:style-name="P23">C/C++</text:p>
            <text:p text:style-name="P23">Python <text:span text:style-name="T70">&amp; Scilab</text:span></text:p>
            <text:p text:style-name="P25">Linux Environments</text:p>
            <text:p text:style-name="P23">C#</text:p>
            <text:p text:style-name="P25">Matlab<text:span text:style-name="T70"> &amp; Simulink</text:span></text:p>
          </table:table-cell>
          <table:table-cell table:style-name="Tableau1.D2" office:value-type="string">
            <text:p text:style-name="P30"><text:span text:style-name="T71">★</text:span>★★</text:p>
            <text:p text:style-name="P30">★★★</text:p>
            <text:p text:style-name="P30">★★</text:p>
            <text:p text:style-name="P30">★★</text:p>
            <text:p text:style-name="P30">★★</text:p>
          </table:table-cell>
          <table:table-cell table:style-name="Tableau1.E2" office:value-type="string">
            <text:p text:style-name="P24">Hebrew</text:p>
            <text:p text:style-name="P24">English</text:p>
            <text:p text:style-name="P24">French</text:p>
            <text:p text:style-name="P24">Spanish</text:p>
            <text:p text:style-name="P26">German</text:p>
          </table:table-cell>
          <table:table-cell table:style-name="Tableau1.F2" office:value-type="string">
            <text:p text:style-name="P29"><text:span text:style-name="T62">★</text:span>★★</text:p>
            <text:p text:style-name="P29">★★★</text:p>
            <text:p text:style-name="P29">★★</text:p>
            <text:p text:style-name="P29">★★</text:p>
            <text:p text:style-name="P29">★</text:p>
          </table:table-cell>
        </table:table-row>
      </table:table>
      <text:h text:style-name="P34" text:outline-level="2"><draw:frame draw:style-name="fr4" draw:name="interest_picture" text:anchor-type="paragraph" svg:x="0.1201in" svg:y="0.0984in" svg:width="0.3154in" svg:height="0.3154in" draw:z-index="4"><draw:image xlink:href="Pictures/100003BE00002E7F00002E7F55AFD5269404576E.svg" xlink:type="simple" xlink:show="embed" xlink:actuate="onLoad" loext:mime-type="image/svg+xml"/><draw:image xlink:href="Pictures/10000201000001C2000001C2C02E34A5DFA9B014.png" xlink:type="simple" xlink:show="embed" xlink:actuate="onLoad"/></draw:frame><draw:line text:anchor-type="paragraph" draw:z-index="5" draw:name="Forme6" draw:style-name="gr2" draw:text-style-name="P37" svg:x1="1.4945in" svg:y1="0.2764in" svg:x2="6.7063in" svg:y2="0.2764in"><text:p/></draw:line>Hobbies</text:h>
      <text:p text:style-name="P15">- Attend<text:span text:style-name="T68">s</text:span> Capoeira and Improv (theater) groups weekly.</text:p>
      <text:p text:style-name="P16">- <text:span text:style-name="T73">Participates in a film collective. Co-d</text:span>irected <text:span text:style-name="T73">our </text:span>first short film <text:span text:style-name="T67">i</text:span>n summer 2019 <text:span text:style-name="T73">(c</text:span>urrently in post-production<text:span text:style-name="T73">)</text:span>.</text:p>
      <text:p text:style-name="P15">- Developing my first indie game with two of my friends <text:span text:style-name="T70">(in </text:span><text:span text:style-name="T79">Godot</text:span><text:span text:style-name="T70"> game engine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style:font-name="Calibri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7874in" fo:margin-right="0in" fo:margin-top="0.139in" fo:margin-bottom="0.0835in" loext:contextual-spacing="false" fo:text-indent="-0.2992in" style:auto-text-indent="false" style:page-number="auto" fo:padding="0in" fo:border="none" style:shadow="none">
        <style:tab-stops/>
      </style:paragraph-properties>
      <style:text-properties fo:text-transform="uppercase" style:font-name="Calibri2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fo:text-align="start" style:justify-single-word="false" style:page-number="auto"/>
      <style:text-properties style:font-name="Calibri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3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3.9354in" fo:margin-left="1.4868in" table:align="left"/>
    </style:style>
    <style:style style:name="Tableau5.A" style:family="table-column">
      <style:table-column-properties style:column-width="1.8806in"/>
    </style:style>
    <style:style style:name="Tableau5.B" style:family="table-column">
      <style:table-column-properties style:column-width="2.0549in"/>
    </style:style>
    <style:style style:name="Tableau5.1" style:family="table-row">
      <style:table-row-properties style:min-row-height="0.2486in"/>
    </style:style>
    <style:style style:name="Tableau5.A1" style:family="table-cell">
      <style:table-cell-properties fo:padding="0.0382in" fo:border="none"/>
    </style:style>
    <style:style style:name="Tableau5.2" style:family="table-row">
      <style:table-row-properties style:min-row-height="0.1854in"/>
    </style:style>
    <style:style style:name="Tableau5.A2" style:family="table-cell">
      <style:table-cell-properties fo:padding="0.0382in" fo:border-left="0.05pt solid #b2b2b2" fo:border-right="none" fo:border-top="0.05pt solid #b2b2b2" fo:border-bottom="0.05pt solid #b2b2b2"/>
    </style:style>
    <style:style style:name="Tableau5.B2" style:family="table-cell">
      <style:table-cell-properties fo:padding="0.0382in" fo:border="0.05pt solid #b2b2b2"/>
    </style:style>
    <style:style style:name="Tableau5.3" style:family="table-row">
      <style:table-row-properties style:min-row-height="0.1632in"/>
    </style:style>
    <style:style style:name="Tableau5.A3" style:family="table-cell">
      <style:table-cell-properties fo:padding="0.0382in" fo:border-left="0.05pt solid #b2b2b2" fo:border-right="0.05pt solid #b2b2b2" fo:border-top="none" fo:border-bottom="0.05pt solid #b2b2b2"/>
    </style:style>
    <style:style style:name="MP1" style:family="paragraph" style:parent-style-name="Standard">
      <style:paragraph-properties fo:text-align="center" style:justify-single-word="false"/>
      <style:text-properties officeooo:paragraph-rsid="0098f507"/>
    </style:style>
    <style:style style:name="MP2" style:family="paragraph" style:parent-style-name="Standard">
      <style:paragraph-properties fo:text-align="center" style:justify-single-word="false"/>
      <style:text-properties fo:color="#f04e4d" fo:font-size="10pt" fo:font-weight="bold" officeooo:rsid="00930c46" officeooo:paragraph-rsid="009956b5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8pt" officeooo:paragraph-rsid="00a4c96f" style:font-size-asian="8pt" style:font-size-complex="8pt"/>
    </style:style>
    <style:style style:name="MP4" style:family="paragraph" style:parent-style-name="Standard">
      <style:text-properties fo:font-size="8pt" fo:font-weight="bold" officeooo:rsid="00930c46" officeooo:paragraph-rsid="00a4c96f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/>
      <style:text-properties fo:color="#262626" style:font-name="Calibri" fo:font-size="8pt" fo:font-style="normal" fo:font-weight="normal" officeooo:rsid="00930c46" officeooo:paragraph-rsid="00a68e4e" style:font-size-asian="8pt" style:font-style-asian="normal" style:font-weight-asian="normal" style:font-size-complex="8pt" style:font-style-complex="normal" style:font-weight-complex="normal"/>
    </style:style>
    <style:style style:name="MP6" style:family="paragraph">
      <loext:graphic-properties draw:fill-color="#3399ff"/>
    </style:style>
    <style:style style:name="MP7" style:family="paragraph">
      <loext:graphic-properties draw:fill-color="#66ccff"/>
    </style:style>
    <style:style style:name="MP8" style:family="paragraph" style:parent-style-name="Standard">
      <style:paragraph-properties fo:text-align="center" style:justify-single-word="false"/>
      <style:text-properties fo:color="#262626" style:font-name="Calibri" fo:font-size="8pt" fo:language="en" fo:country="US" fo:font-style="italic" fo:font-weight="normal" officeooo:rsid="00930c46" officeooo:paragraph-rsid="00a4c96f" style:font-size-asian="8pt" style:font-style-asian="italic" style:font-weight-asian="normal" style:font-size-complex="8pt" style:font-style-complex="italic" style:font-weight-complex="normal"/>
    </style:style>
    <style:style style:name="MP9" style:family="paragraph" style:parent-style-name="Title">
      <style:paragraph-properties fo:text-align="start" style:justify-single-word="false"/>
      <style:text-properties fo:font-size="8pt" fo:font-weight="normal" officeooo:rsid="009956b5" officeooo:paragraph-rsid="009956b5" style:font-size-asian="8pt" style:font-weight-asian="normal" style:font-size-complex="8pt" style:font-weight-complex="normal"/>
    </style:style>
    <style:style style:name="MT1" style:family="text">
      <style:text-properties fo:color="#0c0c0c" style:font-name="Calibri1" fo:font-size="12pt" fo:font-weight="bold" officeooo:rsid="009956b5" style:font-size-asian="12pt" style:font-weight-asian="bold" style:font-size-complex="12pt" style:font-weight-complex="bold"/>
    </style:style>
    <style:style style:name="MT2" style:family="text">
      <style:text-properties fo:color="#0c0c0c" style:font-name="Calibri1" fo:font-size="12pt" fo:font-weight="bold" officeooo:rsid="00930c46" style:font-size-asian="12pt" style:font-weight-asian="bold" style:font-size-complex="12pt" style:font-weight-complex="bold"/>
    </style:style>
    <style:style style:name="MT3" style:family="text">
      <style:text-properties fo:color="#0c0c0c" style:font-name="Calibri1" fo:font-size="12pt" fo:font-weight="bold" officeooo:rsid="008024c3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font-weight="normal" officeooo:rsid="00930c46" style:font-weight-asian="normal" style:font-weight-complex="normal"/>
    </style:style>
    <style:style style:name="MT7" style:family="text">
      <style:text-properties officeooo:rsid="009a08f7"/>
    </style:style>
    <style:style style:name="MT8" style:family="text">
      <style:text-properties fo:font-weight="normal" officeooo:rsid="009c07ac" style:font-weight-asian="normal" style:font-weight-complex="normal"/>
    </style:style>
    <style:style style:name="MT9" style:family="text">
      <style:text-properties fo:language="en" fo:country="US" fo:font-weight="bold" style:font-weight-asian="bold" style:font-weight-complex="bold"/>
    </style:style>
    <style:style style:name="MT10" style:family="text">
      <style:text-properties fo:language="en" fo:country="US"/>
    </style:style>
    <style:style style:name="MT11" style:family="text">
      <style:text-properties fo:language="en" fo:country="US" officeooo:rsid="00a23806"/>
    </style:style>
    <style:style style:name="MT12" style:family="text">
      <style:text-properties officeooo:rsid="0099fe34"/>
    </style:style>
    <style:style style:name="MT13" style:family="text">
      <style:text-properties officeooo:rsid="00b73639"/>
    </style:style>
    <style:style style:name="MT14" style:family="text">
      <style:text-properties officeooo:rsid="00b7edab"/>
    </style:style>
    <style:style style:name="MT15" style:family="text">
      <style:text-properties officeooo:rsid="00b8a13e"/>
    </style:style>
    <style:style style:name="MT16" style:family="text">
      <style:text-properties officeooo:rsid="00a99443"/>
    </style:style>
    <style:style style:name="MT17" style:family="text">
      <style:text-properties officeooo:rsid="00aa1c58"/>
    </style:style>
    <style:style style:name="MT18" style:family="text">
      <style:text-properties officeooo:rsid="009ca21b"/>
    </style:style>
    <style:style style:name="Mgr1" style:family="graphic">
      <style:graphic-properties draw:stroke="none" svg:stroke-color="#ffffff" draw:fill-color="#3399ff" draw:textarea-horizontal-align="justify" draw:textarea-vertical-align="middle" draw:auto-grow-height="false" fo:min-height="1.2138in" fo:min-width="1.931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2.4354in" fo:min-width="1.0327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table:number-columns-spanned="2" office:value-type="string">
              <text:p text:style-name="MP1"><text:span text:style-name="MT1">Curriculum Vitae - </text:span><text:span text:style-name="MT2">Oded</text:span><text:span text:style-name="MT3"> </text:span><text:span text:style-name="MT2">Sayar</text:span></text:p>
              <text:p text:style-name="MP2">Electrical Engineer &amp; Software Developer</text:p>
            </table:table-cell>
            <table:covered-table-cell/>
          </table:table-row>
          <table:table-row table:style-name="Tableau5.2">
            <table:table-cell table:style-name="Tableau5.A2" office:value-type="string">
              <text:p text:style-name="MP3"><text:span text:style-name="MT4">E-Mail</text:span><text:span text:style-name="MT5">:</text:span><text:span text:style-name="MT4"> </text:span><text:span text:style-name="MT6">saoded@gmail.com</text:span></text:p>
              <text:p text:style-name="MP4">P<text:span text:style-name="MT7">hone</text:span><text:span text:style-name="MT5">:</text:span> <text:span text:style-name="MT5">(+972)54 7744 </text:span><text:span text:style-name="MT8">388</text:span></text:p>
            </table:table-cell>
            <table:table-cell table:style-name="Tableau5.B2" office:value-type="string">
              <text:p text:style-name="MP5"><text:span text:style-name="MT9">Address</text:span><text:span text:style-name="MT10">: Lev HaZahav 4,</text:span></text:p>
              <text:p text:style-name="MP5"><draw:custom-shape text:anchor-type="paragraph" draw:z-index="11" draw:name="Forme2" draw:style-name="Mgr1" draw:text-style-name="MP6" svg:width="1.9323in" svg:height="1.2142in" draw:transform="rotate (-1.5707963267949) translate (4.07400481189851in 8.37214020122485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0" draw:name="Forme1" draw:style-name="Mgr2" draw:text-style-name="MP7" svg:width="1.0331in" svg:height="2.4358in" draw:transform="rotate (-1.5707963267949) translate (4.06944444444444in 9.26681430446194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MT10">Ramat Gan, </text:span><text:span text:style-name="MT11">Israel</text:span></text:p>
            </table:table-cell>
          </table:table-row>
          <table:table-row table:style-name="Tableau5.3">
            <table:table-cell table:style-name="Tableau5.A3" table:number-columns-spanned="2" office:value-type="string">
              <text:p text:style-name="MP8">References are available on request</text:p>
            </table:table-cell>
            <table:covered-table-cell/>
          </table:table-row>
        </table:table>
        <text:p text:style-name="MP9"><draw:custom-shape text:anchor-type="paragraph" draw:z-index="7" draw:name="Forme2" draw:style-name="Mgr3" draw:text-style-name="MP6" svg:width="1.9323in" svg:height="1.2142in" draw:transform="rotate (-1.5707963267949) translate (0.426388888888889in -1.79791666666667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6" draw:name="Forme1" draw:style-name="Mgr4" draw:text-style-name="MP7" svg:width="1.0331in" svg:height="2.4358in" draw:transform="rotate (-1.5707963267949) translate (1.64791666666667in -1.79791666666667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text:span text:style-name="MT12">A</text:span>n Electrical Engineer with a wide range of technical <text:span text:style-name="MT12">and theoretical</text:span> interests &amp; expertise, <text:span text:style-name="MT13">who learns and incorporates new technologies rapidly</text:span>. <text:span text:style-name="MT12">Nothing sparks my enthusiasm like overcoming personal and team challenges by finding novel, creative solutions. </text:span>Experienced with <text:span text:style-name="MT14">both</text:span> firmware and software development <text:span text:style-name="MT12">&amp; design.</text:span> <text:span text:style-name="MT15">Performs well</text:span> in<text:span text:style-name="MT16"> </text:span>high stress, high demand environment<text:span text:style-name="MT17">s</text:span> <text:span text:style-name="MT18">under</text:span> tight <text:span text:style-name="MT18">schedules</text:span>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6:43:11.113807985</meta:creation-date>
    <meta:editing-duration>PT5H49M</meta:editing-duration>
    <meta:editing-cycles>64</meta:editing-cycles>
    <meta:generator>LibreOffice/6.0.7.3$Linux_X86_64 LibreOffice_project/00m0$Build-3</meta:generator>
    <dc:title>office-cv</dc:title>
    <dc:date>2020-08-10T23:01:13.548069536</dc:date>
    <meta:document-statistic meta:table-count="4" meta:image-count="4" meta:object-count="0" meta:page-count="1" meta:paragraph-count="74" meta:word-count="447" meta:character-count="3054" meta:non-whitespace-character-count="2681"/>
    <meta:template xlink:type="simple" xlink:actuate="onRequest" xlink:title="office-cv" xlink:href="../../Templates/office-cv.ott" meta:date="2020-05-15T16:43:10.613750366"/>
  </office:meta>
</office:document-meta>
</file>